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99.49pt" svg:height="299.68pt" svg:x="0pt" svg:y="91.11pt">
            <draw:object draw:notify-on-update-of-ranges="Sheet1.A4:Sheet1.A7 Sheet1.C4:Sheet1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9.18pt" svg:height="284pt" svg:x="514.86pt" svg:y="93.2pt">
            <draw:object draw:notify-on-update-of-ranges="Sheet1.A4:Sheet1.A7 Sheet1.D4:Sheet1.D7 Sheet1.A4:Sheet1.A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99.49pt" svg:height="299.68pt" svg:x="0pt" svg:y="408.1pt">
            <draw:object draw:notify-on-update-of-ranges="Sheet1.F2:Sheet1.I2 Sheet1.F5:Sheet1.I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ranfer time</text:p>
          </table:table-cell>
          <table:table-cell office:value-type="string" calcext:value-type="string">
            <text:p>4 * 10^(-5) c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 / 2</text:p>
          </table:table-cell>
          <table:table-cell table:style-name="ce1" office:value-type="string" calcext:value-type="string">
            <text:p>1 / 4</text:p>
          </table:table-cell>
          <table:table-cell table:style-name="ce1" office:value-type="string" calcext:value-type="string">
            <text:p>1 / 20</text:p>
          </table:table-cell>
        </table:table-row>
        <table:table-row table:style-name="ro1">
          <table:table-cell office:value-type="string" calcext:value-type="string">
            <text:p>n_proc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/>
          <table:table-cell office:value-type="float" office:value="20160" calcext:value-type="float">
            <text:p>2016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.9269" calcext:value-type="float">
            <text:p>32.9269</text:p>
          </table:table-cell>
          <table:table-cell table:formula="of:=[.$B$4] / [.B4]" office:value-type="float" office:value="1" calcext:value-type="float">
            <text:p>1</text:p>
          </table:table-cell>
          <table:table-cell table:formula="of:=[.C4] / [.A4]" office:value-type="float" office:value="1" calcext:value-type="float">
            <text:p>1</text:p>
          </table:table-cell>
          <table:table-cell/>
          <table:table-cell office:value-type="float" office:value="32.9269" calcext:value-type="float">
            <text:p>32.9269</text:p>
          </table:table-cell>
          <table:table-cell office:value-type="float" office:value="19.39" calcext:value-type="float">
            <text:p>19.39</text:p>
          </table:table-cell>
          <table:table-cell office:value-type="float" office:value="10.44" calcext:value-type="float">
            <text:p>10.44</text:p>
          </table:table-cell>
          <table:table-cell office:value-type="float" office:value="1.808" calcext:value-type="float">
            <text:p>1.8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689" calcext:value-type="float">
            <text:p>18.689</text:p>
          </table:table-cell>
          <table:table-cell table:formula="of:=[.$B$4] / [.B5]" office:value-type="float" office:value="1.7618331638932" calcext:value-type="float">
            <text:p>1.7618331638932</text:p>
          </table:table-cell>
          <table:table-cell table:formula="of:=[.C5] / [.A5]" office:value-type="float" office:value="0.8809165819466" calcext:value-type="float">
            <text:p>0.8809165819466</text:p>
          </table:table-cell>
          <table:table-cell/>
          <table:table-cell table:formula="of:=[.$F$4] / [.F4]" office:value-type="float" office:value="1" calcext:value-type="float">
            <text:p>1</text:p>
          </table:table-cell>
          <table:table-cell table:formula="of:=[.$F$4] / [.G4]" office:value-type="float" office:value="1.69813821557504" calcext:value-type="float">
            <text:p>1.69813821557504</text:p>
          </table:table-cell>
          <table:table-cell table:formula="of:=[.$F$4] / [.H4]" office:value-type="float" office:value="3.15391762452107" calcext:value-type="float">
            <text:p>3.15391762452107</text:p>
          </table:table-cell>
          <table:table-cell table:formula="of:=[.$F$4] / [.I4]" office:value-type="float" office:value="18.2117809734513" calcext:value-type="float">
            <text:p>18.21178097345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6202" calcext:value-type="float">
            <text:p>9.6202</text:p>
          </table:table-cell>
          <table:table-cell table:formula="of:=[.$B$4] / [.B6]" office:value-type="float" office:value="3.42268352009314" calcext:value-type="float">
            <text:p>3.42268352009314</text:p>
          </table:table-cell>
          <table:table-cell table:formula="of:=[.C6] / [.A6]" office:value-type="float" office:value="0.855670880023284" calcext:value-type="float">
            <text:p>0.85567088002328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81151" calcext:value-type="float">
            <text:p>6.81151</text:p>
          </table:table-cell>
          <table:table-cell table:formula="of:=[.$B$4] / [.B7]" office:value-type="float" office:value="4.83400890551434" calcext:value-type="float">
            <text:p>4.83400890551434</text:p>
          </table:table-cell>
          <table:table-cell table:formula="of:=[.C7] / [.A7]" office:value-type="float" office:value="0.805668150919057" calcext:value-type="float">
            <text:p>0.805668150919057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6:Sheet1.B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4:50:33.229225134</meta:creation-date>
    <dc:date>2019-04-17T16:32:00.976763106</dc:date>
    <meta:editing-duration>PT57M43S</meta:editing-duration>
    <meta:editing-cycles>5</meta:editing-cycles>
    <meta:generator>LibreOffice/6.0.7.3$Linux_X86_64 LibreOffice_project/00m0$Build-3</meta:generator>
    <meta:document-statistic meta:table-count="1" meta:cell-count="3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22cm" svg:height="10.573cm" xlink:href=".." xlink:type="simple" chart:class="chart:line" chart:style-name="ch1">
        <chart:title svg:x="7.868cm" svg:y="0.347cm" chart:style-name="ch2">
          <text:p>Speedup</text:p>
        </chart:title>
        <chart:legend chart:legend-position="end" svg:x="14.982cm" svg:y="4.987cm" style:legend-expansion="high" chart:style-name="ch3"/>
        <chart:plot-area chart:style-name="ch4" table:cell-range-address="Sheet1.A4:Sheet1.A7 Sheet1.C4:Sheet1.C7" chart:data-source-has-labels="both" svg:x="1.363cm" svg:y="1.337cm" svg:width="13.267cm" svg:height="8.044cm">
          <chartooo:coordinate-region svg:x="1.799cm" svg:y="1.536cm" svg:width="12.737cm" svg:height="7.198cm"/>
          <chart:axis chart:dimension="x" chart:name="primary-x" chart:style-name="ch5" chartooo:axis-type="auto">
            <chartooo:date-scale/>
            <chart:title svg:x="7.357cm" svg:y="9.592cm" chart:style-name="ch6">
              <text:p>n_procs</text:p>
            </chart:title>
            <chart:categories table:cell-range-address="Sheet1.A4:Sheet1.A7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6.078cm" chart:style-name="ch10">
              <text:p>Speedup</text:p>
            </chart:title>
            <chart:grid chart:style-name="ch7" chart:class="major"/>
          </chart:axis>
          <chart:series chart:style-name="ch11" chart:values-cell-range-address="Sheet1.C4:Sheet1.C7" loext:label-string="speedup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4:Sheet1.A7</svg:desc>
                </draw:g>
              </table:table-cell>
              <table:table-cell office:value-type="float" office:value="1">
                <text:p>1</text:p>
                <draw:g>
                  <svg:desc>Sheet1.C4:Sheet1.C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7618331638932">
                <text:p>1.761833163893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42268352009314">
                <text:p>3.4226835200931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83400890551434">
                <text:p>4.834008905514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2cm" svg:height="10.02cm" xlink:href=".." xlink:type="simple" chart:class="chart:scatter" chart:style-name="ch1">
        <chart:title svg:x="7.038cm" svg:y="0.336cm" chart:style-name="ch2">
          <text:p>Efficiency</text:p>
        </chart:title>
        <chart:legend chart:legend-position="end" svg:x="13.374cm" svg:y="4.711cm" style:legend-expansion="high" chart:style-name="ch3"/>
        <chart:plot-area chart:style-name="ch4" table:cell-range-address="Sheet1.A4:Sheet1.A7 Sheet1.D4:Sheet1.D7" chart:data-source-has-labels="both" svg:x="1.335cm" svg:y="1.315cm" svg:width="11.715cm" svg:height="7.524cm">
          <chartooo:coordinate-region svg:x="2.062cm" svg:y="1.515cm" svg:width="10.894cm" svg:height="6.677cm"/>
          <chart:axis chart:dimension="x" chart:name="primary-x" chart:style-name="ch5" chartooo:axis-type="auto">
            <chart:title svg:x="6.553cm" svg:y="9.039cm" chart:style-name="ch6">
              <text:p>n_procs</text:p>
            </chart:title>
            <chart:categories table:cell-range-address="Sheet1.A4:Sheet1.A7"/>
            <chart:grid chart:style-name="ch7" chart:class="major"/>
          </chart:axis>
          <chart:axis chart:dimension="y" chart:name="primary-y" chart:style-name="ch5">
            <chart:title svg:x="0.451cm" svg:y="5.822cm" chart:style-name="ch8">
              <text:p>Efficiency</text:p>
            </chart:title>
            <chart:grid chart:style-name="ch7" chart:class="major"/>
          </chart:axis>
          <chart:series chart:style-name="ch9" chart:values-cell-range-address="Sheet1.D4:Sheet1.D7" loext:label-string="efficiency" chart:class="chart:scatter">
            <chart:domain table:cell-range-address="Sheet1.A4:Sheet1.A7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fficiency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4:Sheet1.A7</svg:desc>
                </draw:g>
              </table:table-cell>
              <table:table-cell office:value-type="float" office:value="1">
                <text:p>1</text:p>
                <draw:g>
                  <svg:desc>Sheet1.A4:Sheet1.A7</svg:desc>
                </draw:g>
              </table:table-cell>
              <table:table-cell office:value-type="float" office:value="1">
                <text:p>1</text:p>
                <draw:g>
                  <svg:desc>Sheet1.D4:Sheet1.D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809165819466">
                <text:p>0.88091658194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55670880023284">
                <text:p>0.85567088002328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05668150919057">
                <text:p>0.8056681509190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22cm" svg:height="10.573cm" xlink:href=".." xlink:type="simple" chart:class="chart:line" chart:style-name="ch1">
        <chart:title svg:x="7.868cm" svg:y="0.347cm" chart:style-name="ch2">
          <text:p>Speedup</text:p>
        </chart:title>
        <chart:legend chart:legend-position="end" svg:x="14.982cm" svg:y="4.987cm" style:legend-expansion="high" chart:style-name="ch3"/>
        <chart:plot-area chart:style-name="ch4" table:cell-range-address="Sheet1.F2:Sheet1.I2 Sheet1.F5:Sheet1.I5" chart:data-source-has-labels="both" svg:x="1.363cm" svg:y="1.337cm" svg:width="13.267cm" svg:height="8.044cm">
          <chartooo:coordinate-region svg:x="1.799cm" svg:y="1.536cm" svg:width="12.208cm" svg:height="7.198cm"/>
          <chart:axis chart:dimension="x" chart:name="primary-x" chart:style-name="ch5" chartooo:axis-type="auto">
            <chartooo:date-scale/>
            <chart:title svg:x="7.238cm" svg:y="9.592cm" chart:style-name="ch6">
              <text:p>time_step</text:p>
            </chart:title>
            <chart:categories table:cell-range-address="Sheet1.F2:Sheet1.I2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6.078cm" chart:style-name="ch10">
              <text:p>Speedup</text:p>
            </chart:title>
            <chart:grid chart:style-name="ch7" chart:class="major"/>
          </chart:axis>
          <chart:series chart:style-name="ch11" chart:values-cell-range-address="Sheet1.F5:Sheet1.I5" loext:label-string="speedup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F2:Sheet1.I2</svg:desc>
                </draw:g>
              </table:table-cell>
              <table:table-cell office:value-type="float" office:value="1">
                <text:p>1</text:p>
                <draw:g>
                  <svg:desc>Sheet1.F5:Sheet1.I5</svg:desc>
                </draw:g>
              </table:table-cell>
            </table:table-row>
            <table:table-row>
              <table:table-cell office:value-type="string">
                <text:p>1 / 2</text:p>
              </table:table-cell>
              <table:table-cell office:value-type="float" office:value="1.69813821557504">
                <text:p>1.69813821557504</text:p>
              </table:table-cell>
            </table:table-row>
            <table:table-row>
              <table:table-cell office:value-type="string">
                <text:p>1 / 4</text:p>
              </table:table-cell>
              <table:table-cell office:value-type="float" office:value="3.15391762452107">
                <text:p>3.15391762452107</text:p>
              </table:table-cell>
            </table:table-row>
            <table:table-row>
              <table:table-cell office:value-type="string">
                <text:p>1 / 20</text:p>
              </table:table-cell>
              <table:table-cell office:value-type="float" office:value="18.2117809734513">
                <text:p>18.21178097345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